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cript-type="latin"/>
    </style:style>
    <style:style style:name="T1" style:family="text">
      <style:text-properties officeooo:rsid="0011f2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Los Sistemas de gestión de almacenes (SGA) se distinguen por ofrecer una gestión operativa granular sobre las existencias en almacén y los procesos que transcurren en este como la recepción y expedición de mercancías.</text:span></text:p>
      <text:p text:style-name="P1">- <text:span text:style-name="T1">Rara vez se ofrecen como productos informáticos acompañados de funcionalidades como análisis inteligentes de los datos guardados con la ejecución de los procesos para contribuir a la gestión táctica y estratégica.</text:span></text:p>
      <text:p text:style-name="P1">- <text:span text:style-name="T1">Este proyecto es una versión demo del desarrollo de un modulo inteligente acoplado a un SGA existente en producción para un cliente en especifico.</text:span></text:p>
      <text:p text:style-name="P1">- <text:span text:style-name="T1">Los datos son de prueba, y se accede a través de ficheros Excel, aunque la versión en producción los extrae de una base de datos en sql server.</text:span></text:p>
      <text:p text:style-name="P1">- <text:span text:style-name="T1">Los antecedentes de su desarrollo se encuentran en que muchas veces dicho cliente pedía se le exportara datos históricos almacenados en la base de datos del sga para hacer análisis de tipo inteligencia de negocios.</text:span></text:p>
      <text:p text:style-name="P1">- <text:span text:style-name="T1">Por tanto el objetivo del proyecto es favorecer la realización de este tipo de análisis por parte del cliente usando las funcionalidades del mismo SGA, con el valor agregado de la experticia en consultoría logística del equipo de diseño y desarrollo del SGA, ademas del valor agregado del uso de agentes de Inteligencia Artificial para la profundización en los análisis que se realicen.</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2.2$Linux_X86_64 LibreOffice_project/580$Build-2</meta:generator>
    <meta:editing-cycles>0</meta:editing-cycles>
    <meta:editing-duration>P0D</meta:editing-duration>
    <meta:document-statistic meta:table-count="0" meta:image-count="0" meta:object-count="0" meta:page-count="1" meta:paragraph-count="6" meta:word-count="221" meta:character-count="1331" meta:non-whitespace-character-count="1116"/>
  </office:meta>
</office:document-meta>
</file>